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文泉驿微米黑" svg:font-family="文泉驿微米黑" style:font-pitch="variable"/>
    <style:font-face style:name="新宋体" svg:font-family="新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新宋体" fo:font-size="12pt" fo:font-weight="bold" officeooo:rsid="00060953" officeooo:paragraph-rsid="00060953" style:font-name-asian="新宋体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新宋体" fo:font-size="12pt" officeooo:rsid="00060953" officeooo:paragraph-rsid="00060953" style:font-name-asian="新宋体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代码块与静态代码块的区别在于：</text:p>
      <text:p text:style-name="P2">静态代码块只在该类的第一个对象创建的时候只执行一次，最终执行一次，代码块将在所有对象创始的时候执行，最终视对象创立的数量执行相应的数量。</text:p>
      <text:p text:style-name="P2"/>
      <text:p text:style-name="P1">静态成员（包括函数和变量）和非静态成员（包括函数和变量）的区别在于：</text:p>
      <text:p text:style-name="P1"><text:tab/><text:span text:style-name="T1">静态成员是</text:span>类成员，<text:span text:style-name="T1">该类的所有对象都只有且只有该一个成员，</text:span></text:p>
      <text:p text:style-name="P1"><text:span text:style-name="T1"><text:tab/>非静态成员是</text:span>对象成员<text:span text:style-name="T1">，所有的对象都分别拥有其单独的非静态成员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文泉驿微米黑" svg:font-family="文泉驿微米黑" style:font-pitch="variable"/>
    <style:font-face style:name="新宋体" svg:font-family="新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4:17:05.383962983</meta:creation-date>
    <dc:date>2017-11-13T14:23:22.170653809</dc:date>
    <meta:editing-duration>PT6M18S</meta:editing-duration>
    <meta:editing-cycles>1</meta:editing-cycles>
    <meta:document-statistic meta:table-count="0" meta:image-count="0" meta:object-count="0" meta:page-count="1" meta:paragraph-count="6" meta:word-count="175" meta:character-count="178" meta:non-whitespace-character-count="175"/>
    <meta:generator>LibreOffice/5.1.6.2$Linux_x86 LibreOffice_project/10m0$Build-2</meta:generator>
  </office:meta>
</office:document-meta>
</file>